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OpenSymbol" svg:font-family="OpenSymbol"/>
    <style:font-face style:name="Tahoma" svg:font-family="Tahoma, Verdana, Geneva, Arial, Helvetica, sans-serif"/>
    <style:font-face style:name="arial" svg:font-family="arial"/>
    <style:font-face style:name="verdana" svg:font-family="verdana"/>
    <style:font-face style:name="Bitstream Charter" svg:font-family="'Bitstream Charter'"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66cm" style:rel-width="98%" table:align="center"/>
    </style:style>
    <style:style style:name="Tableau1.A" style:family="table-column">
      <style:table-column-properties style:column-width="16.66cm" style:rel-column-width="64222*"/>
    </style:style>
    <style:style style:name="Tableau1.A1" style:family="table-cell">
      <style:table-cell-properties style:vertical-align="middle"/>
    </style:style>
    <style:style style:name="Tableau2" style:family="table">
      <style:table-properties style:width="13.229cm" table:align="left"/>
    </style:style>
    <style:style style:name="Tableau2.A" style:family="table-column">
      <style:table-column-properties style:column-width="13.229cm"/>
    </style:style>
    <style:style style:name="Tableau2.1" style:family="table-row">
      <style:table-row-properties style:min-row-height="0.714cm"/>
    </style:style>
    <style:style style:name="Tableau2.A1" style:family="table-cell">
      <style:table-cell-properties style:vertical-align="middle"/>
    </style:style>
    <style:style style:name="Tableau3" style:family="table">
      <style:table-properties style:width="16.658cm" style:rel-width="98%" table:align="left"/>
    </style:style>
    <style:style style:name="Tableau3.A" style:family="table-column">
      <style:table-column-properties style:column-width="16.658cm" style:rel-column-width="64222*"/>
    </style:style>
    <style:style style:name="Tableau3.1" style:family="table-row">
      <style:table-row-properties style:min-row-height="0.529cm"/>
    </style:style>
    <style:style style:name="Tableau3.A1" style:family="table-cell">
      <style:table-cell-properties style:vertical-align="middle"/>
    </style:style>
    <style:style style:name="Tableau4" style:family="table">
      <style:table-properties style:width="16.66cm" style:rel-width="98%" table:align="center"/>
    </style:style>
    <style:style style:name="Tableau4.A" style:family="table-column">
      <style:table-column-properties style:column-width="16.66cm" style:rel-column-width="64222*"/>
    </style:style>
    <style:style style:name="Tableau4.A1" style:family="table-cell">
      <style:table-cell-properties style:vertical-align="middle"/>
    </style:style>
    <style:style style:name="Tableau5" style:family="table">
      <style:table-properties style:width="16.66cm" style:rel-width="100%" table:align="left"/>
    </style:style>
    <style:style style:name="Tableau5.A" style:family="table-column">
      <style:table-column-properties style:column-width="16.66cm" style:rel-column-width="65535*"/>
    </style:style>
    <style:style style:name="Tableau5.A1" style:family="table-cell">
      <style:table-cell-properties style:vertical-align="middle"/>
    </style:style>
    <style:style style:name="Tableau6" style:family="table">
      <style:table-properties style:width="16.66cm" style:rel-width="100%" table:align="center"/>
    </style:style>
    <style:style style:name="Tableau6.A" style:family="table-column">
      <style:table-column-properties style:column-width="16.66cm" style:rel-column-width="65535*"/>
    </style:style>
    <style:style style:name="Tableau6.A1" style:family="table-cell">
      <style:table-cell-properties style:vertical-align="middle"/>
    </style:style>
    <style:style style:name="Tableau7" style:family="table">
      <style:table-properties style:width="16.999cm" style:rel-width="100%" table:align="center"/>
    </style:style>
    <style:style style:name="Tableau7.A" style:family="table-column">
      <style:table-column-properties style:column-width="16.999cm" style:rel-column-width="65535*"/>
    </style:style>
    <style:style style:name="Tableau7.A1" style:family="table-cell">
      <style:table-cell-properties style:vertical-align="middle"/>
    </style:style>
    <style:style style:name="Tableau8" style:family="table">
      <style:table-properties style:width="16.66cm" style:rel-width="98%" table:align="center"/>
    </style:style>
    <style:style style:name="Tableau8.A" style:family="table-column">
      <style:table-column-properties style:column-width="16.66cm" style:rel-column-width="64222*"/>
    </style:style>
    <style:style style:name="Tableau8.A1" style:family="table-cell">
      <style:table-cell-properties style:vertical-align="middle"/>
    </style:style>
    <style:style style:name="Tableau9" style:family="table">
      <style:table-properties style:width="16.66cm" style:rel-width="100%" table:align="left"/>
    </style:style>
    <style:style style:name="Tableau9.A" style:family="table-column">
      <style:table-column-properties style:column-width="16.66cm" style:rel-column-width="65535*"/>
    </style:style>
    <style:style style:name="Tableau9.A1" style:family="table-cell">
      <style:table-cell-properties style:vertical-align="middle"/>
    </style:style>
    <style:style style:name="Tableau10" style:family="table">
      <style:table-properties style:width="16.66cm" style:rel-width="100%" table:align="center"/>
    </style:style>
    <style:style style:name="Tableau10.A" style:family="table-column">
      <style:table-column-properties style:column-width="16.66cm" style:rel-column-width="65535*"/>
    </style:style>
    <style:style style:name="Tableau10.A1" style:family="table-cell">
      <style:table-cell-properties style:vertical-align="middle"/>
    </style:style>
    <style:style style:name="P1" style:family="paragraph" style:parent-style-name="Standard">
      <style:text-properties style:font-name="Bitstream Charter"/>
    </style:style>
    <style:style style:name="P2" style:family="paragraph" style:parent-style-name="Table_20_Contents">
      <style:text-properties fo:font-size="2pt" style:font-size-asian="2pt" style:font-size-complex="2pt"/>
    </style:style>
    <style:style style:name="P3" style:family="paragraph" style:parent-style-name="Table_20_Contents" style:list-style-name="L1">
      <style:paragraph-properties style:line-height-at-least="0.423cm" fo:text-align="justify" style:justify-single-word="false"/>
    </style:style>
    <style:style style:name="P4" style:family="paragraph" style:parent-style-name="Table_20_Contents">
      <style:paragraph-properties fo:margin-left="0cm" fo:margin-right="0cm" fo:text-indent="0cm" style:auto-text-indent="false"/>
    </style:style>
    <style:style style:name="P5" style:family="paragraph" style:parent-style-name="Table_20_Contents">
      <style:paragraph-properties fo:margin-left="0cm" fo:margin-right="0cm" fo:margin-top="0cm" fo:margin-bottom="0cm" fo:text-indent="0cm" style:auto-text-indent="false"/>
      <style:text-properties fo:font-variant="normal" fo:text-transform="none" fo:color="#800000" style:text-line-through-style="none" style:font-name="arial" fo:font-size="10.5pt" fo:font-style="normal" style:text-underline-style="none" fo:font-weight="bold" style:text-blinking="false"/>
    </style:style>
    <style:style style:name="P6" style:family="paragraph" style:parent-style-name="Table_20_Contents">
      <style:paragraph-properties fo:margin-top="0cm" fo:margin-bottom="0.499cm" style:line-height-at-least="0.423cm" fo:text-align="justify" style:justify-single-word="false"/>
      <style:text-properties fo:color="#888888" style:text-line-through-style="none" style:font-name="verdana" fo:font-size="8.25pt" style:text-underline-style="none" style:text-blinking="false"/>
    </style:style>
    <style:style style:name="P7" style:family="paragraph" style:parent-style-name="Table_20_Contents">
      <style:paragraph-properties fo:margin-top="0cm" fo:margin-bottom="0.499cm" style:line-height-at-least="0.423cm" fo:text-align="justify" style:justify-single-word="false"/>
      <style:text-properties fo:color="#666666" style:text-line-through-style="none" style:font-name="verdana" fo:font-size="8.25pt" style:text-underline-style="none" style:text-blinking="false"/>
    </style:style>
    <style:style style:name="P8" style:family="paragraph" style:parent-style-name="Table_20_Contents" style:list-style-name="L1">
      <style:paragraph-properties fo:margin-top="0cm" fo:margin-bottom="0.499cm" style:line-height-at-least="0.423cm" fo:text-align="justify" style:justify-single-word="false"/>
    </style:style>
    <style:style style:name="P9" style:family="paragraph" style:parent-style-name="Table_20_Contents">
      <style:paragraph-properties fo:margin-top="0cm" fo:margin-bottom="0.499cm" style:line-height-at-least="0.423cm" fo:text-align="justify" style:justify-single-word="false" fo:padding="0cm" fo:border="none"/>
    </style:style>
    <style:style style:name="P10" style:family="paragraph" style:parent-style-name="Standard">
      <style:text-properties style:font-name="Bitstream Charter"/>
    </style:style>
    <style:style style:name="T1" style:family="text">
      <style:text-properties fo:color="#e58e1a" style:text-line-through-style="none" style:font-name="Tahoma" fo:font-size="11.25pt" style:text-underline-style="none" fo:font-weight="bold" style:text-blinking="false"/>
    </style:style>
    <style:style style:name="T2" style:family="text">
      <style:text-properties fo:color="#000000"/>
    </style:style>
    <style:style style:name="T3" style:family="text">
      <style:text-properties fo:color="#000000" style:font-name="Arial1" fo:font-size="9pt" fo:font-weight="bold"/>
    </style:style>
    <style:style style:name="T4" style:family="text">
      <style:text-properties fo:color="#666666" style:text-line-through-style="none" style:font-name="verdana" fo:font-size="8.25pt" style:text-underline-style="none" style:text-blinking="false" style:font-name-asian="verdana" style:font-size-asian="8.25pt" style:font-name-complex="verdana" style:font-size-complex="8.25pt"/>
    </style:style>
    <style:style style:name="T5" style:family="text">
      <style:text-properties style:font-name="Bitstream Charter"/>
    </style:style>
    <style:style style:name="T6" style:family="text">
      <style:text-properties fo:color="#888888" style:text-line-through-style="none" style:font-name="verdana" fo:font-size="8.25pt" style:text-underline-style="none" style:text-blinking="false"/>
    </style:style>
    <style:style style:name="T7" style:family="text">
      <style:text-properties fo:color="#364bb2" style:text-line-through-style="none" style:font-name="verdana" fo:font-size="8.25pt" style:text-underline-style="none" fo:font-weight="normal" style:text-blink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32cm" fo:margin-right="0.132cm" fo:margin-top="0.265cm" fo:margin-bottom="0.265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alisation des tests de Non regression.</text:p>
      <text:p text:style-name="P1"/>
      <text:p text:style-name="P1">Stabilisation de la version parallèle du logiciel MoGo (tests réalisé dans le cadre MPI avec ompi).</text:p>
      <text:p text:style-name="P1"/>
      <text:p text:style-name="P1">Développements (C/C++)</text:p>
      <text:p text:style-name="P1">, tests automatiés(scripts shell et sur grille de calcul)</text:p>
      <text:p text:style-name="P1">et validations(statistique).</text:p>
      <text:p text:style-name="P1"/>
      <text:p text:style-name="P1">Migration 'urgente' du dépôt de sources de CVS vers SVN (crash du CVS).</text:p>
      <text:p text:style-name="P1"/>
      <text:p text:style-name="P1">Mission à TAIWAN:</text:p>
      <text:p text:style-name="P1">Installation d'un mini-cluster(3x8-coeurs) pour partenaires Taiwannais dans le projet.</text:p>
      <text:p text:style-name="P1"/>
      <text:p text:style-name="P1">Ajout des conaissances expertes dans le logiciel MoGo.</text:p>
      <text:p text:style-name="P1"/>
      <text:p text:style-name="P1">Gestion d'une compétition (MoGo a gagné 23/24 parties jouées).</text:p>
      <text:p text:style-name="P1"/>
      <text:p text:style-name="P1">Préparation d'une version parallélisée pour le congrès de Barcelone, SPAIN(nouveau record pour le Go 13x13).</text:p>
      <text:p text:style-name="P1"/>
      <text:p text:style-name="P1"/>
      <text:p text:style-name="P1">*****STIR****</text:p>
      <text:p text:style-name="P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style-name="Tableau2.1">
                <table:table-cell table:style-name="Tableau2.A1" office:value-type="string">
                  <text:p text:style-name="Table_20_Contents"><text:span text:style-name="T1">Professional training center</text:span> <draw:frame draw:style-name="fr1" draw:name="images1" text:anchor-type="as-char" svg:width="0.397cm" svg:height="0.265cm" draw:z-index="1"><draw:image xlink:href="http://www.stir.com.tn/english/images/separateur.jpg" xlink:type="simple" xlink:show="embed" xlink:actuate="onLoad"/></draw:frame><text:span text:style-name="T2"> </text:span><text:span text:style-name="T3">The Center</text:span></text:p>
                </table:table-cell>
              </table:table-row>
            </table:table>
            <text:p text:style-name="P2"/>
          </table:table-cell>
        </table:table-row>
      </table:table>
      <table:table table:name="Tableau3" table:style-name="Tableau3">
        <table:table-column table:style-name="Tableau3.A"/>
        <table:table-row table:style-name="Tableau3.1">
          <table:table-cell table:style-name="Tableau3.A1" office:value-type="string">
            <text:p text:style-name="Table_20_Contents"> </text:p>
          </table:table-cell>
        </table:table-row>
      </table:table>
      <table:table table:name="Tableau4" table:style-name="Tableau4">
        <table:table-column table:style-name="Tableau4.A"/>
        <table:table-row>
          <table:table-cell table:style-name="Tableau4.A1" office:value-type="string">
            <table:table table:name="Tableau5" table:style-name="Tableau5">
              <table:table-column table:style-name="Tableau5.A"/>
              <table:table-row>
                <table:table-cell table:style-name="Tableau5.A1" office:value-type="string">
                  <text:p text:style-name="P2"/>
                </table:table-cell>
              </table:table-row>
              <table:table-row>
                <table:table-cell table:style-name="Tableau5.A1" office:value-type="string">
                  <text:p text:style-name="P2"/>
                </table:table-cell>
              </table:table-row>
            </table:table>
            <table:table table:name="Tableau6" table:style-name="Tableau6">
              <table:table-column table:style-name="Tableau6.A"/>
              <table:table-row>
                <table:table-cell table:style-name="Tableau6.A1" office:value-type="string">
                  <text:p text:style-name="P5">The Center</text:p>
                </table:table-cell>
              </table:table-row>
              <table:table-row>
                <table:table-cell table:style-name="Tableau6.A1" office:value-type="string">
                  <text:p text:style-name="P6"><draw:frame draw:style-name="fr2" draw:name="images2" text:anchor-type="paragraph" svg:width="6.376cm" svg:height="3.704cm" draw:z-index="0"><draw:image xlink:href="http://www.stir.com.tn/imgupload/1244138816_cfp.jpg" xlink:type="simple" xlink:show="embed" xlink:actuate="onLoad"/></draw:frame>STIR vocational centre (CFP) started its activities as part of a partnership with IRA (Institute of Regulations and Automation in Arles, France), in an effort to answer the needs in specialised training in the field of regulation procedures and instrumentation for the benefit of industrial firms.</text:p>
                  <text:p text:style-name="P4"/>
                </table:table-cell>
              </table:table-row>
              <table:table-row>
                <table:table-cell table:style-name="Tableau6.A1" office:value-type="string">
                  <text:p text:style-name="Table_20_Contents"/>
                </table:table-cell>
              </table:table-row>
              <table:table-row>
                <table:table-cell table:style-name="Tableau6.A1" office:value-type="string">
                  <text:p text:style-name="P7">Over 10,000 trainees have received their training at the CFP, STIR. Each year hundreds of trainees from different industrial sectors (energy, Cement, Chemical industries, Iron and Steel industry, Sugar industry, Paper industry and Agribusiness) receive a training followed by practical works Virtual Visit and animated by competent STIR staff or guest speakers.<text:line-break/><text:line-break/>CFP helps you answer your needs in training and further training in the areas related to instrumentation, regulation, automatic functioning and machine working.<text:line-break/><text:line-break/>It puts at your disposal its technical library, its equipment and its installations to help you solve questions about measurement, regulations and automatic functioning. <text:line-break/><text:line-break/>It also offer various constructors, the possibility to organise equipment and accessories exhibitions along with a series of lectures.</text:p>
                </table:table-cell>
              </table:table-row>
            </table:table>
            <text:p text:style-name="P2"/>
          </table:table-cell>
        </table:table-row>
      </table:table>
      <text:p text:style-name="Text_20_body"><text:line-break/></text:p>
      <text:p text:style-name="Text_20_body"><text:span text:style-name="T5"/></text:p>
      <table:table table:name="Tableau7" table:style-name="Tableau7">
        <table:table-column table:style-name="Tableau7.A"/>
        <text:soft-page-break/>
        <table:table-row>
          <table:table-cell table:style-name="Tableau7.A1" office:value-type="string">
            <text:p text:style-name="P5">Cursus of training</text:p>
          </table:table-cell>
        </table:table-row>
        <table:table-row>
          <table:table-cell table:style-name="Tableau7.A1" office:value-type="string">
            <text:p text:style-name="P6">The center suggests you trainings :</text:p>
            <text:list xml:id="list2062990706" text:style-name="L1">
              <text:list-item>
                <text:p text:style-name="P3"><text:span text:style-name="Strong_20_Emphasis"><text:span text:style-name="T6">In instrumentation and regulation :</text:span></text:span><text:span text:style-name="T6"><text:line-break/>Trainings from one to two weeks concerning measures, the check and the analogical and numerical checking and regulation of pressure levels, temperatures, counting. Trainings in the transmitters, winnow, regulating SNCC.</text:span></text:p>
              </text:list-item>
              <text:list-item>
                <text:p text:style-name="P3"><text:span text:style-name="Strong_20_Emphasis"><text:span text:style-name="T6">In logical automatism</text:span></text:span><text:span text:style-name="T6"><text:line-break/>Trainings of one week in industrial automatism: practical initiation and perfectionnement on automatism use, robots programmable, microprocessors.</text:span></text:p>
              </text:list-item>
              <text:list-item>
                <text:p text:style-name="P8"><text:span text:style-name="Strong_20_Emphasis"><text:span text:style-name="T6">In turning Machines</text:span></text:span><text:span text:style-name="T6"><text:line-break/>Training from one to two weeks treating topology, exploitation, maintenance of the turning machines (pump, compressors, turbines etc. ...) and conditional maintenance of the turning machines.</text:span></text:p>
              </text:list-item>
            </text:list>
            <text:p text:style-name="P6">The CFP calls upon famous specialists to assure interventions in certain trainings.</text:p>
          </table:table-cell>
        </table:table-row>
      </table:table>
      <text:p text:style-name="Text_20_body"><text:span text:style-name="T5"><text:line-break/></text:span></text:p>
      <text:p text:style-name="Text_20_body"><text:span text:style-name="T5"/></text:p>
      <text:p text:style-name="Text_20_body"><text:span text:style-name="T5"/></text:p>
      <table:table table:name="Tableau8" table:style-name="Tableau8">
        <table:table-column table:style-name="Tableau8.A"/>
        <table:table-row>
          <table:table-cell table:style-name="Tableau8.A1" office:value-type="string">
            <table:table table:name="Tableau9" table:style-name="Tableau9">
              <table:table-column table:style-name="Tableau9.A"/>
              <table:table-row>
                <table:table-cell table:style-name="Tableau9.A1" office:value-type="string">
                  <text:p text:style-name="P2"/>
                </table:table-cell>
              </table:table-row>
              <table:table-row>
                <table:table-cell table:style-name="Tableau9.A1" office:value-type="string">
                  <text:p text:style-name="P2"/>
                </table:table-cell>
              </table:table-row>
              <table:table-row>
                <table:table-cell table:style-name="Tableau9.A1" office:value-type="string">
                  <text:p text:style-name="P2"/>
                </table:table-cell>
              </table:table-row>
            </table:table>
            <table:table table:name="Tableau10" table:style-name="Tableau10">
              <table:table-column table:style-name="Tableau10.A"/>
              <table:table-row>
                <table:table-cell table:style-name="Tableau10.A1" office:value-type="string">
                  <text:p text:style-name="P5">School of fire</text:p>
                </table:table-cell>
              </table:table-row>
              <table:table-row>
                <table:table-cell table:style-name="Tableau10.A1" office:value-type="string">
                  <text:p text:style-name="P9"><draw:frame draw:style-name="fr2" draw:name="images3" text:anchor-type="paragraph" svg:width="6.747cm" svg:height="4.948cm" draw:z-index="2"><draw:image xlink:href="http://www.stir.com.tn/imgupload/1244130346_feu.jpg" xlink:type="simple" xlink:show="embed" xlink:actuate="onLoad"/></draw:frame><text:span text:style-name="T6">STIR’s training centre for oil security was set up in collaboration with </text:span><text:a xlink:type="simple" xlink:href="http://www.gesip.com/"><text:span text:style-name="T7">GESIP</text:span></text:a><text:span text:style-name="T6"> which has a beneficial contribution the beneficial in the training of its competent staff. <text:line-break/><text:line-break/>The centre was created in 1995 and is situated within the refinery’s permisses in Zarzouna. <text:line-break/><text:line-break/>It is equipped with all the necessary installations for theoretical and practical knowledge acquisition. <text:line-break/><text:line-break/>Trainees are welcomed in a comfortable classroom equipped with modern audio visual aids.<text:line-break/><text:line-break/>For their practical training, trainees can have different types of simulation exercises in pump fire disaster, structure, tankers, oil tanks, basins, liquefied gas….<text:line-break/><text:line-break/>Trainees will find themselves operational in case of immediate intervention.<text:line-break/><text:line-break/>The school of fire organises a one or two- week training sessions on basic security, industrial management risk, as well as th preparation and implementation of emergency plans.</text:span></text:p>
                </table:table-cell>
              </table:table-row>
            </table:table>
            <text:p text:style-name="P2"/>
          </table:table-cell>
        </table:table-row>
      </table:table>
      <text:p text:style-name="Text_20_body"><text:span text:style-name="T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OpenSymbol" svg:font-family="OpenSymbol"/>
    <style:font-face style:name="Tahoma" svg:font-family="Tahoma, Verdana, Geneva, Arial, Helvetica, sans-serif"/>
    <style:font-face style:name="arial" svg:font-family="arial"/>
    <style:font-face style:name="verdana" svg:font-family="verdana"/>
    <style:font-face style:name="Bitstream Charter" svg:font-family="'Bitstream Charter'"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1-09T19:59:18</meta:creation-date>
    <meta:generator>OpenOffice.org/3.1$Linux OpenOffice.org_project/310m19$Build-9420</meta:generator>
    <dc:date>2011-02-06T18:21:48</dc:date>
    <meta:editing-duration>PT04H42M18S</meta:editing-duration>
    <meta:editing-cycles>4</meta:editing-cycles>
    <meta:document-statistic meta:table-count="10" meta:image-count="3" meta:object-count="0" meta:page-count="2" meta:paragraph-count="28" meta:word-count="505" meta:character-count="3512"/>
  </office:meta>
</office:document-meta>
</file>